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5f28d"/>
    </style:style>
    <style:style style:name="P2" style:family="paragraph" style:parent-style-name="Standard" style:list-style-name="L2">
      <style:text-properties officeooo:paragraph-rsid="0005f28d"/>
    </style:style>
    <style:style style:name="P3" style:family="paragraph" style:parent-style-name="Standard" style:list-style-name="L1">
      <style:text-properties officeooo:rsid="000b6da9" officeooo:paragraph-rsid="000b6da9"/>
    </style:style>
    <style:style style:name="P4" style:family="paragraph" style:parent-style-name="Standard" style:list-style-name="L1">
      <style:text-properties officeooo:rsid="000dd3f8" officeooo:paragraph-rsid="000dd3f8"/>
    </style:style>
    <style:style style:name="P5" style:family="paragraph" style:parent-style-name="Standard" style:list-style-name="L1">
      <style:text-properties officeooo:rsid="000e042a" officeooo:paragraph-rsid="000e042a"/>
    </style:style>
    <style:style style:name="P6" style:family="paragraph" style:parent-style-name="Standard">
      <style:text-properties officeooo:rsid="000e042a" officeooo:paragraph-rsid="000e042a"/>
    </style:style>
    <style:style style:name="P7" style:family="paragraph" style:parent-style-name="Standard" style:list-style-name="L1">
      <style:text-properties officeooo:rsid="000fbb5d" officeooo:paragraph-rsid="000fbb5d"/>
    </style:style>
    <style:style style:name="P8" style:family="paragraph" style:parent-style-name="Standard" style:list-style-name="L1">
      <style:text-properties officeooo:rsid="00115069" officeooo:paragraph-rsid="00115069"/>
    </style:style>
    <style:style style:name="P9" style:family="paragraph" style:parent-style-name="Standard">
      <style:text-properties officeooo:rsid="0018c2ee" officeooo:paragraph-rsid="0018c2ee"/>
    </style:style>
    <style:style style:name="P10" style:family="paragraph" style:parent-style-name="Standard" style:list-style-name="L3">
      <style:text-properties officeooo:rsid="001b60b1" officeooo:paragraph-rsid="001b60b1"/>
    </style:style>
    <style:style style:name="P11" style:family="paragraph" style:parent-style-name="Standard" style:list-style-name="L3">
      <style:text-properties officeooo:rsid="001d03a3" officeooo:paragraph-rsid="001d03a3"/>
    </style:style>
    <style:style style:name="P12" style:family="paragraph" style:parent-style-name="Standard" style:list-style-name="L3">
      <style:text-properties officeooo:rsid="001ed071" officeooo:paragraph-rsid="001ed071"/>
    </style:style>
    <style:style style:name="P13" style:family="paragraph" style:parent-style-name="Standard" style:list-style-name="L3">
      <style:text-properties officeooo:rsid="0020e8c4" officeooo:paragraph-rsid="0020e8c4"/>
    </style:style>
    <style:style style:name="P14" style:family="paragraph" style:parent-style-name="Standard" style:list-style-name="L3">
      <style:text-properties officeooo:rsid="0021b483" officeooo:paragraph-rsid="0021b483"/>
    </style:style>
    <style:style style:name="P15" style:family="paragraph" style:parent-style-name="Standard" style:list-style-name="L3">
      <style:text-properties officeooo:rsid="00263bfe" officeooo:paragraph-rsid="00263bfe"/>
    </style:style>
    <style:style style:name="P16" style:family="paragraph" style:parent-style-name="Standard" style:list-style-name="L3">
      <style:text-properties officeooo:rsid="0027fbc9" officeooo:paragraph-rsid="0027fbc9"/>
    </style:style>
    <style:style style:name="P17" style:family="paragraph" style:parent-style-name="Standard" style:list-style-name="L3">
      <style:text-properties officeooo:rsid="0028658c" officeooo:paragraph-rsid="0028658c"/>
    </style:style>
    <style:style style:name="T1" style:family="text">
      <style:text-properties officeooo:rsid="0005f28d"/>
    </style:style>
    <style:style style:name="T2" style:family="text">
      <style:text-properties officeooo:rsid="000fb568"/>
    </style:style>
    <style:style style:name="T3" style:family="text">
      <style:text-properties officeooo:rsid="000fbb5d"/>
    </style:style>
    <style:style style:name="T4" style:family="text">
      <style:text-properties officeooo:rsid="00115069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53284264497456307" text:style-name="L2">
        <text:list-item>
          <text:p text:style-name="P2"><text:span text:style-name="T1">Evaluation des somages: </text:span></text:p>
        </text:list-item>
      </text:list>
      <text:list xml:id="list5423082711600819752" text:style-name="L1">
        <text:list-item>
          <text:p text:style-name="P1"><text:span text:style-name="T1"><draw:frame draw:style-name="fr1" draw:name="Object1" text:anchor-type="as-char" svg:y="-0.1484in" svg:width="1.7571in" svg:height="0.2091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</text:list-item>
        <text:list-item>
          <text:p text:style-name="P3">Sommerfugl-diagram(?) </text:p>
        </text:list-item>
        <text:list-item>
          <text:p text:style-name="P4">Arbe des consequenses</text:p>
        </text:list-item>
        <text:list-item>
          <text:p text:style-name="P5">Man har det viktige tilfellet som en «Flaskehals» <text:span text:style-name="T2">i sommerfugldiagrammet</text:span></text:p>
          <text:list>
            <text:list-item>
              <text:p text:style-name="P5">Etter det har man en utgreining av hva de forskjellige konsekvensene kan være om forskjellige ting skjer. <text:span text:style-name="T3">(Høtre side) </text:span></text:p>
            </text:list-item>
            <text:list-item>
              <text:p text:style-name="P7">Venstre side er tingene som kan utløse denne tingen <text:span text:style-name="T4">(Evenements som kan utløse andre hendelser)</text:span>. </text:p>
              <text:list>
                <text:list-item>
                  <text:p text:style-name="P8">Sannsynlighetene regns ut kun fra sannsynlighetene for base-eventsene </text:p>
                </text:list-item>
              </text:list>
            </text:list-item>
          </text:list>
        </text:list-item>
      </text:list>
      <text:p text:style-name="P6"/>
      <text:p text:style-name="P6"/>
      <text:p text:style-name="P9">Del 3 </text:p>
      <text:list xml:id="list1260779330058302542" text:style-name="L3">
        <text:list-item>
          <text:p text:style-name="P10">Forskjellige skaøaer for hva som kalles en ulykke/stor ulykke eller katastrofe. </text:p>
          <text:list>
            <text:list-item>
              <text:p text:style-name="P11">Forskjellige målestokker som man må bruke, avhengig av hva ulykken er </text:p>
              <text:list>
                <text:list-item>
                  <text:p text:style-name="P11">Forurense overflatevann, grunnvann, branner, ...</text:p>
                </text:list-item>
              </text:list>
            </text:list-item>
          </text:list>
        </text:list-item>
        <text:list-item>
          <text:p text:style-name="P12">Når det er mindre enn 10 døde er det ikke OPAM som beskytter personene lenger </text:p>
        </text:list-item>
        <text:list-item>
          <text:p text:style-name="P13">To muligheter dor intervensjon </text:p>
          <text:list>
            <text:list-item>
              <text:p text:style-name="P13">Protection : Minske skadeomfanget </text:p>
            </text:list-item>
            <text:list-item>
              <text:p text:style-name="P13">Prevention: Reduseresannsynligheten. </text:p>
            </text:list-item>
          </text:list>
        </text:list-item>
        <text:list-item>
          <text:p text:style-name="P14">Man må ta i betraktning de flere mulige scenariene </text:p>
          <text:list>
            <text:list-item>
              <text:p text:style-name="P14">Hva som kan gå galt </text:p>
            </text:list-item>
            <text:list-item>
              <text:p text:style-name="P14">Når på dagen det er </text:p>
              <text:list>
                <text:list-item>
                  <text:p text:style-name="P14">=&gt; Hvo mange som sannsynligis kommer til å dø om noe skjer. </text:p>
                </text:list-item>
              </text:list>
            </text:list-item>
            <text:list-item>
              <text:p text:style-name="P15">Sannsynligetene i tabellene er sannsynlighetene for at det er N døde eller flere </text:p>
            </text:list-item>
          </text:list>
        </text:list-item>
        <text:list-item>
          <text:p text:style-name="P16">Arbre des causes </text:p>
          <text:list>
            <text:list-item>
              <text:p text:style-name="P17">Man bruker «ou» og «et» i treet, i stedet for porter (Kanskje) </text:p>
            </text:list-item>
            <text:list-item>
              <text:p text:style-name="P17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09:12:04.073114512</meta:creation-date>
    <meta:generator>LibreOffice/5.1.6.2$Linux_X86_64 LibreOffice_project/10m0$Build-2</meta:generator>
    <dc:date>2019-05-16T11:51:42.594145946</dc:date>
    <meta:editing-duration>PT2H39M25S</meta:editing-duration>
    <meta:editing-cycles>24</meta:editing-cycles>
    <meta:document-statistic meta:table-count="0" meta:image-count="0" meta:object-count="1" meta:page-count="1" meta:paragraph-count="24" meta:word-count="195" meta:character-count="1144" meta:non-whitespace-character-count="975"/>
  </office:meta>
</office:document-meta>
</file>

<file path=Object 1/content.xml><?xml version="1.0" encoding="utf-8"?>
<math xmlns="http://www.w3.org/1998/Math/MathML" display="block">
  <semantics>
    <mrow>
      <msub>
        <mi>P</mi>
        <mi mathvariant="italic">accident</mi>
      </msub>
      <mo stretchy="false">=</mo>
      <mrow>
        <msub>
          <mi>P</mi>
          <mi mathvariant="italic">evenement</mi>
        </msub>
        <mo stretchy="false">⋅</mo>
        <msub>
          <mi>P</mi>
          <mi mathvariant="italic">presence</mi>
        </msub>
      </mrow>
    </mrow>
    <annotation encoding="StarMath 5.0">P_accident = P_evenement cdot P_presence</annotation>
  </semantics>
</math>
</file>